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9.35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46.04mm"/>
    </style:style>
    <style:style style:name="co5" style:family="table-column">
      <style:table-column-properties fo:break-before="auto" style:column-width="34.93mm"/>
    </style:style>
    <style:style style:name="co6" style:family="table-column">
      <style:table-column-properties fo:break-before="auto" style:column-width="25.93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9.4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8000"/>
    </style:style>
    <style:style style:name="ce28" style:family="table-cell" style:parent-style-name="Default" style:data-style-name="N0">
      <style:table-cell-properties fo:background-color="#ffff00"/>
    </style:style>
    <style:style style:name="ce29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111"/>
    <style:style style:name="ce11" style:family="table-cell" style:parent-style-name="Default" style:data-style-name="N112"/>
    <style:style style:name="ce1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5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style-name="ce6" office:value-type="string" calcext:value-type="string">
            <text:p>COMMENT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hank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Moved signs to be better visible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suprising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office:value-type="string" calcext:value-type="string">
            <text:p>They are glass, they aren't supposed too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3" office:value-type="string" calcext:value-type="string">
            <text:p>Writ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Hole in office next to lab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tuck spot in the table in alien spawn</text:p>
          </table:table-cell>
          <table:table-cell office:value-type="string" calcext:value-type="string">
            <text:p>Alien 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pwans sometimes spawn in space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/Programing </text:p>
          </table:table-cell>
          <table:table-cell table:number-columns-repeated="59"/>
        </table:table-row>
        <table:table-row table:style-name="ro6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DS problem where when right clicking as marine the players contol is given to another player including the alien and <text:s/>other marine. WSAD and mouse were given to serprate players although this happened only once out of 6 games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rogramming </text:p>
          </table:table-cell>
          <table:table-cell/>
          <table:table-cell office:value-type="string" calcext:value-type="string">
            <text:p>harry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udio is heard at the same volume across the hole map even when miles away when fallen through the floor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Programming?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Players recommend an audio slider 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programming 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ble to fall through the floor in alien spawn near the table </text:p>
          </table:table-cell>
          <table:table-cell office:value-type="string" calcext:value-type="string">
            <text:p>Alien </text:p>
          </table:table-cell>
          <table:table-cell table:style-name="ce7" office:value-type="string" calcext:value-type="string">
            <text:p>Design 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Unable to go into the biosphere from the marine spawn corridor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 </text:p>
          </table:table-cell>
          <table:table-cell/>
          <table:table-cell office:value-type="string" calcext:value-type="string">
            <text:p>kyle 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game has minor lag on low end laptops (wow who knew)</text:p>
          </table:table-cell>
          <table:table-cell office:value-type="string" calcext:value-type="string">
            <text:p>Both</text:p>
          </table:table-cell>
          <table:table-cell table:style-name="ce7" office:value-type="string" calcext:value-type="string">
            <text:p>Design 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1">
          <table:table-cell table:number-columns-repeated="7"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is able to interact with marine objective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office:value-type="string" calcext:value-type="string">
            <text:p>Harry</text:p>
          </table:table-cell>
          <table:table-cell table:style-name="ce14" office:value-type="date" office:date-value="2020-04-27" calcext:value-type="date">
            <text:p>27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position needs to be changed as it casts the marines shadow in from of them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office:value-type="string" calcext:value-type="string">
            <text:p>Kyle</text:p>
          </table:table-cell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s the whole of the canteen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office:value-type="string" calcext:value-type="string">
            <text:p>Kyle</text:p>
          </table:table-cell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 doesn’t sync across net, can’t see others torche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Esc key resets graphics option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Gen room alien can get stuck between railing and wall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office:value-type="string" calcext:value-type="string">
            <text:p>Kyle</text:p>
          </table:table-cell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under canteen stairs shuts instantly</text:p>
          </table:table-cell>
          <table:table-cell/>
          <table:table-cell office:value-type="string" calcext:value-type="string">
            <text:p>Design/ Programming</text:p>
          </table:table-cell>
          <table:table-cell table:style-name="ce29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ealth can go negative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ir needs to be flagged as being able to regen in biosphere.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office:value-type="string" calcext:value-type="string">
            <text:p>Kyle</text:p>
          </table:table-cell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air gets low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o easy as alien to switch surface, could have to hold button to switch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aving to spend 5 seconds opening a door makes you feel vulnerable but is dull (I think ignore, that’s kinda the point – H)</text:p>
          </table:table-cell>
          <table:table-cell/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bjectives are unclear, text was missed on first run throguh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Possible collision errors with canteen stairs and marine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selection in lobby is quite subtle, ccould be more obvoiu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6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ext at bottom on marine briefing needs to be around longer</text:p>
          </table:table-cell>
          <table:table-cell/>
          <table:table-cell office:value-type="string" calcext:value-type="string">
            <text:p>Design/ Programming</text:p>
          </table:table-cell>
          <table:table-cell table:style-name="ce28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opening is inconsistent, sometimes doesn’t work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nce out of ammo removes a lot of agency for marine – could have ammo regen in armoury and flag this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s could auto open once they’ve been opened once? (I think leave them – H)</text:p>
          </table:table-cell>
          <table:table-cell/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ecurity room off of genny, moving left while looking at switch yeets you out of ceiling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office:value-type="string" calcext:value-type="string">
            <text:p>Kyle</text:p>
          </table:table-cell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patial sound doesn’t exist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ign text is too small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that two switches need to be pressed from generator room, prompt is unclear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the allien does emergency regen for both alien and marine</text:p>
          </table:table-cell>
          <table:table-cell/>
          <table:table-cell table:style-name="ce26" office:value-type="string" calcext:value-type="string">
            <text:p>Programming/ Design</text:p>
          </table:table-cell>
          <table:table-cell table:style-name="ce28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looks like its moving even when it isn’t due to networking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9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Could add a free air refil to marines in gen/ switch rooms after activating switches??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/>
          <table:table-cell table:style-name="ce14"/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s view ability doesn’t work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office:value-type="string" calcext:value-type="string">
            <text:p>Harry</text:p>
          </table:table-cell>
          <table:table-cell table:style-name="ce14"/>
          <table:table-cell table:number-columns-repeated="56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0:46:57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/>
    <dc:description/>
    <dc:subject/>
    <meta:initial-creator/>
    <meta:creation-date>2020-03-06T09:20:28Z</meta:creation-date>
    <dc:date>2020-04-27T10:48:03.149000000</dc:date>
    <meta:editing-cycles>23</meta:editing-cycles>
    <meta:editing-duration>PT1H39M14S</meta:editing-duration>
    <meta:document-statistic meta:table-count="1" meta:cell-count="573" meta:object-count="0"/>
  </office:meta>
</office:document-meta>
</file>